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xample config file /etc/vsftpd.conf</text:p>
      <text:p text:style-name="Standard">#</text:p>
      <text:p text:style-name="Standard"># The default compiled in settings are fairly paranoid. This sample file</text:p>
      <text:p text:style-name="Standard"># loosens things up a bit, to make the ftp daemon more usable.</text:p>
      <text:p text:style-name="Standard"># Please see vsftpd.conf.5 for all compiled in defaults.</text:p>
      <text:p text:style-name="Standard">#</text:p>
      <text:p text:style-name="Standard"># READ THIS: This example file is NOT an exhaustive list of vsftpd options.</text:p>
      <text:p text:style-name="Standard"># Please read the vsftpd.conf.5 manual page to get a full idea of vsftpd's</text:p>
      <text:p text:style-name="Standard"># capabilities.</text:p>
      <text:p text:style-name="Standard">#</text:p>
      <text:p text:style-name="Standard">#</text:p>
      <text:p text:style-name="Standard"># Run standalone? <text:s/>vsftpd can run either from an inetd or as a standalone</text:p>
      <text:p text:style-name="Standard"># daemon started from an initscript.</text:p>
      <text:p text:style-name="Standard">listen=NO</text:p>
      <text:p text:style-name="Standard">#</text:p>
      <text:p text:style-name="Standard"># This directive enables listening on IPv6 sockets. By default, listening</text:p>
      <text:p text:style-name="Standard"># on the IPv6 "any" address (::) will accept connections from both IPv6</text:p>
      <text:p text:style-name="Standard"># and IPv4 clients. It is not necessary to listen on *both* IPv4 and IPv6</text:p>
      <text:p text:style-name="Standard"># sockets. If you want that (perhaps because you want to listen on specific</text:p>
      <text:p text:style-name="Standard"># addresses) then you must run two copies of vsftpd with two configuration</text:p>
      <text:p text:style-name="Standard"># files.</text:p>
      <text:p text:style-name="Standard">listen_ipv6=YES</text:p>
      <text:p text:style-name="Standard">#</text:p>
      <text:p text:style-name="Standard"># Allow anonymous FTP? (Disabled by default).</text:p>
      <text:p text:style-name="Standard">anonymous_enable=NO</text:p>
      <text:p text:style-name="Standard">#</text:p>
      <text:p text:style-name="Standard"># Uncomment this to allow local users to log in.</text:p>
      <text:p text:style-name="Standard">local_enable=YES</text:p>
      <text:p text:style-name="Standard">#</text:p>
      <text:p text:style-name="Standard"># Uncomment this to enable any form of FTP write command.</text:p>
      <text:p text:style-name="Standard">#write_enable=YES</text:p>
      <text:p text:style-name="Standard">#</text:p>
      <text:p text:style-name="Standard"># Default umask for local users is 077. You may wish to change this to 022,</text:p>
      <text:p text:style-name="Standard"># if your users expect that (022 is used by most other ftpd's)</text:p>
      <text:p text:style-name="Standard">#local_umask=022</text:p>
      <text:p text:style-name="Standard">#</text:p>
      <text:p text:style-name="Standard"># Uncomment this to allow the anonymous FTP user to upload files. This only</text:p>
      <text:p text:style-name="Standard"># has an effect if the above global write enable is activated. Also, you will</text:p>
      <text:p text:style-name="Standard"># obviously need to create a directory writable by the FTP user.</text:p>
      <text:p text:style-name="Standard">#anon_upload_enable=YES</text:p>
      <text:p text:style-name="Standard">#</text:p>
      <text:p text:style-name="Standard"># Uncomment this if you want the anonymous FTP user to be able to create</text:p>
      <text:p text:style-name="Standard"># new directories.</text:p>
      <text:p text:style-name="Standard">#anon_mkdir_write_enable=YES</text:p>
      <text:p text:style-name="Standard">#</text:p>
      <text:p text:style-name="Standard"># Activate directory messages - messages given to remote users when they</text:p>
      <text:p text:style-name="Standard"># go into a certain directory.</text:p>
      <text:p text:style-name="Standard">dirmessage_enable=YES</text:p>
      <text:p text:style-name="Standard">#</text:p>
      <text:p text:style-name="Standard"># If enabled, vsftpd will display directory listings with the time</text:p>
      <text:p text:style-name="Standard"># in <text:s/>your <text:s/>local <text:s/>time <text:s/>zone. <text:s/>The default is to display GMT. The</text:p>
      <text:p text:style-name="Standard"># times returned by the MDTM FTP command are also affected by this</text:p>
      <text:p text:style-name="Standard"><text:soft-page-break/># option.</text:p>
      <text:p text:style-name="Standard">use_localtime=YES</text:p>
      <text:p text:style-name="Standard">#</text:p>
      <text:p text:style-name="Standard"># Activate logging of uploads/downloads.</text:p>
      <text:p text:style-name="Standard">xferlog_enable=YES</text:p>
      <text:p text:style-name="Standard">#</text:p>
      <text:p text:style-name="Standard"># Make sure PORT transfer connections originate from port 20 (ftp-data).</text:p>
      <text:p text:style-name="Standard">connect_from_port_20=YES</text:p>
      <text:p text:style-name="Standard">#</text:p>
      <text:p text:style-name="Standard"># If you want, you can arrange for uploaded anonymous files to be owned by</text:p>
      <text:p text:style-name="Standard"># a different user. Note! Using "root" for uploaded files is not</text:p>
      <text:p text:style-name="Standard"># recommended!</text:p>
      <text:p text:style-name="Standard">#chown_uploads=YES</text:p>
      <text:p text:style-name="Standard">#chown_username=whoever</text:p>
      <text:p text:style-name="Standard">#</text:p>
      <text:p text:style-name="Standard"># You may override where the log file goes if you like. The default is shown</text:p>
      <text:p text:style-name="Standard"># below.</text:p>
      <text:p text:style-name="Standard">#xferlog_file=/var/log/vsftpd.log</text:p>
      <text:p text:style-name="Standard">#</text:p>
      <text:p text:style-name="Standard"># If you want, you can have your log file in standard ftpd xferlog format.</text:p>
      <text:p text:style-name="Standard"># Note that the default log file location is /var/log/xferlog in this case.</text:p>
      <text:p text:style-name="Standard">#xferlog_std_format=YES</text:p>
      <text:p text:style-name="Standard">#</text:p>
      <text:p text:style-name="Standard"># You may change the default value for timing out an idle session.</text:p>
      <text:p text:style-name="Standard">#idle_session_timeout=600</text:p>
      <text:p text:style-name="Standard">#</text:p>
      <text:p text:style-name="Standard"># You may change the default value for timing out a data connection.</text:p>
      <text:p text:style-name="Standard">#data_connection_timeout=120</text:p>
      <text:p text:style-name="Standard">#</text:p>
      <text:p text:style-name="Standard"># It is recommended that you define on your system a unique user which the</text:p>
      <text:p text:style-name="Standard"># ftp server can use as a totally isolated and unprivileged user.</text:p>
      <text:p text:style-name="Standard">#nopriv_user=ftpsecure</text:p>
      <text:p text:style-name="Standard">#</text:p>
      <text:p text:style-name="Standard"># Enable this and the server will recognise asynchronous ABOR requests. Not</text:p>
      <text:p text:style-name="Standard"># recommended for security (the code is non-trivial). Not enabling it,</text:p>
      <text:p text:style-name="Standard"># however, may confuse older FTP clients.</text:p>
      <text:p text:style-name="Standard">#async_abor_enable=YES</text:p>
      <text:p text:style-name="Standard">#</text:p>
      <text:p text:style-name="Standard"># By default the server will pretend to allow ASCII mode but in fact ignore</text:p>
      <text:p text:style-name="Standard"># the request. Turn on the below options to have the server actually do ASCII</text:p>
      <text:p text:style-name="Standard"># mangling on files when in ASCII mode.</text:p>
      <text:p text:style-name="Standard"># Beware that on some FTP servers, ASCII support allows a denial of service</text:p>
      <text:p text:style-name="Standard"># attack (DoS) via the command "SIZE /big/file" in ASCII mode. vsftpd</text:p>
      <text:p text:style-name="Standard"># predicted this attack and has always been safe, reporting the size of the</text:p>
      <text:p text:style-name="Standard"># raw file.</text:p>
      <text:p text:style-name="Standard"># ASCII mangling is a horrible feature of the protocol.</text:p>
      <text:p text:style-name="Standard">#ascii_upload_enable=YES</text:p>
      <text:p text:style-name="Standard">#ascii_download_enable=YES</text:p>
      <text:p text:style-name="Standard">#</text:p>
      <text:p text:style-name="Standard"># You may fully customise the login banner string:</text:p>
      <text:p text:style-name="Standard">#ftpd_banner=Welcome to blah FTP service.</text:p>
      <text:p text:style-name="Standard">#</text:p>
      <text:p text:style-name="Standard"><text:soft-page-break/># You may specify a file of disallowed anonymous e-mail addresses. Apparently</text:p>
      <text:p text:style-name="Standard"># useful for combatting certain DoS attacks.</text:p>
      <text:p text:style-name="Standard">#deny_email_enable=YES</text:p>
      <text:p text:style-name="Standard"># (default follows)</text:p>
      <text:p text:style-name="Standard">#banned_email_file=/etc/vsftpd.banned_emails</text:p>
      <text:p text:style-name="Standard">#</text:p>
      <text:p text:style-name="Standard"># You may restrict local users to their home directories. <text:s/>See the FAQ for</text:p>
      <text:p text:style-name="Standard"># the possible risks in this before using chroot_local_user or</text:p>
      <text:p text:style-name="Standard"># chroot_list_enable below.</text:p>
      <text:p text:style-name="Standard">#chroot_local_user=YES</text:p>
      <text:p text:style-name="Standard">#</text:p>
      <text:p text:style-name="Standard"># You may specify an explicit list of local users to chroot() to their home</text:p>
      <text:p text:style-name="Standard"># directory. If chroot_local_user is YES, then this list becomes a list of</text:p>
      <text:p text:style-name="Standard"># users to NOT chroot().</text:p>
      <text:p text:style-name="Standard"># (Warning! chroot'ing can be very dangerous. If using chroot, make sure that</text:p>
      <text:p text:style-name="Standard"># the user does not have write access to the top level directory within the</text:p>
      <text:p text:style-name="Standard"># chroot)</text:p>
      <text:p text:style-name="Standard">#chroot_local_user=YES</text:p>
      <text:p text:style-name="Standard">#chroot_list_enable=YES</text:p>
      <text:p text:style-name="Standard"># (default follows)</text:p>
      <text:p text:style-name="Standard">#chroot_list_file=/etc/vsftpd.chroot_list</text:p>
      <text:p text:style-name="Standard">#</text:p>
      <text:p text:style-name="Standard"># You may activate the "-R" option to the builtin ls. This is disabled by</text:p>
      <text:p text:style-name="Standard"># default to avoid remote users being able to cause excessive I/O on large</text:p>
      <text:p text:style-name="Standard"># sites. However, some broken FTP clients such as "ncftp" and "mirror" assume</text:p>
      <text:p text:style-name="Standard"># the presence of the "-R" option, so there is a strong case for enabling it.</text:p>
      <text:p text:style-name="Standard">#ls_recurse_enable=YES</text:p>
      <text:p text:style-name="Standard">#</text:p>
      <text:p text:style-name="Standard"># Customization</text:p>
      <text:p text:style-name="Standard">#</text:p>
      <text:p text:style-name="Standard"># Some of vsftpd's settings don't fit the filesystem layout by</text:p>
      <text:p text:style-name="Standard"># default.</text:p>
      <text:p text:style-name="Standard">#</text:p>
      <text:p text:style-name="Standard"># This option should be the name of a directory which is empty. <text:s/>Also, the</text:p>
      <text:p text:style-name="Standard"># directory should not be writable by the ftp user. This directory is used</text:p>
      <text:p text:style-name="Standard"># as a secure chroot() jail at times vsftpd does not require filesystem</text:p>
      <text:p text:style-name="Standard"># access.</text:p>
      <text:p text:style-name="Standard">secure_chroot_dir=/var/run/vsftpd/empty</text:p>
      <text:p text:style-name="Standard">#</text:p>
      <text:p text:style-name="Standard"># This string is the name of the PAM service vsftpd will use.</text:p>
      <text:p text:style-name="Standard">pam_service_name=vsftpd</text:p>
      <text:p text:style-name="Standard">#</text:p>
      <text:p text:style-name="Standard"># This option specifies the location of the RSA certificate to use for SSL</text:p>
      <text:p text:style-name="Standard"># encrypted connections.</text:p>
      <text:p text:style-name="Standard">rsa_cert_file=/etc/ssl/certs/ssl-cert-snakeoil.pem</text:p>
      <text:p text:style-name="Standard">rsa_private_key_file=/etc/ssl/private/ssl-cert-snakeoil.key</text:p>
      <text:p text:style-name="Standard">ssl_enable=NO</text:p>
      <text:p text:style-name="Standard"/>
      <text:p text:style-name="Standard">#</text:p>
      <text:p text:style-name="Standard"># Uncomment this to indicate that vsftpd use a utf8 filesystem.</text:p>
      <text:p text:style-name="Standard">#utf8_filesystem=YES</text:p>
      <text:p text:style-name="Standard"/>
      <text:p text:style-name="Standard"><text:soft-page-break/># Uncomment this to allow local users to log in.</text:p>
      <text:p text:style-name="Standard">local_enable=YES</text:p>
      <text:p text:style-name="Standard"/>
      <text:p text:style-name="Standard"># Uncomment this to enable any form of FTP write command.</text:p>
      <text:p text:style-name="Standard">write_enable=YES</text:p>
      <text:p text:style-name="Standard"/>
      <text:p text:style-name="Standard"># Restrict local users to their home directories.</text:p>
      <text:p text:style-name="Standard">chroot_local_user=YES</text:p>
      <text:p text:style-name="Standard"/>
      <text:p text:style-name="Standard"># Allow anonymous FTP? (Disabled by default).</text:p>
      <text:p text:style-name="Standard">anonymous_enable=NO</text:p>
      <text:p text:style-name="Standard"/>
      <text:p text:style-name="Standard"># Activate logging of uploads/downloads.</text:p>
      <text:p text:style-name="Standard">xferlog_enable=YES</text:p>
      <text:p text:style-name="Standard"/>
      <text:p text:style-name="Standard"># Enable SSL</text:p>
      <text:p text:style-name="Standard">ssl_enable=YES</text:p>
      <text:p text:style-name="Standard">rsa_cert_file=/etc/ssl/certs/ssl-cert-snakeoil.pem</text:p>
      <text:p text:style-name="Standard">rsa_private_key_file=/etc/ssl/private/ssl-cert-snakeoil.key</text:p>
      <text:p text:style-name="Standard"/>
      <text:p text:style-name="Standard"># If enabled, vsftpd will display directory listings with the time in your local time zone.</text:p>
      <text:p text:style-name="Standard">use_localtime=YES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5:14:56.013513195</meta:creation-date>
    <dc:date>2024-10-02T15:15:56.620347477</dc:date>
    <meta:editing-duration>PT1M4S</meta:editing-duration>
    <meta:editing-cycles>1</meta:editing-cycles>
    <meta:document-statistic meta:table-count="0" meta:image-count="0" meta:object-count="0" meta:page-count="4" meta:paragraph-count="170" meta:word-count="1020" meta:character-count="6267" meta:non-whitespace-character-count="5409"/>
    <meta:generator>LibreOffice/24.2.5.2$Linux_X86_64 LibreOffice_project/420$Build-2</meta:generator>
  </office:meta>
</office:document-meta>
</file>